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 officeooo:rsid="000e364d" officeooo:paragraph-rsid="000e364d" style:font-size-asian="18pt" style:font-weight-asian="bold" style:font-size-complex="18pt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AR ECLIPSE</text:p>
      <text:p text:style-name="Text_20_body">A <text:span text:style-name="T1">solar eclipse</text:span> occurs when a portion of the <text:a xlink:type="simple" xlink:href="https://en.wikipedia.org/wiki/Earth" text:style-name="Internet_20_link" text:visited-style-name="Visited_20_Internet_20_Link">Earth</text:a> is engulfed in a shadow cast by the <text:a xlink:type="simple" xlink:href="https://en.wikipedia.org/wiki/Moon" text:style-name="Internet_20_link" text:visited-style-name="Visited_20_Internet_20_Link">Moon</text:a> which fully or partially blocks sunlight. This occurs when the <text:a xlink:type="simple" xlink:href="https://en.wikipedia.org/wiki/Sun" text:style-name="Internet_20_link" text:visited-style-name="Visited_20_Internet_20_Link">Sun</text:a>, <text:a xlink:type="simple" xlink:href="https://en.wikipedia.org/wiki/Moon" text:style-name="Internet_20_link" text:visited-style-name="Visited_20_Internet_20_Link">Moon</text:a> and <text:a xlink:type="simple" xlink:href="https://en.wikipedia.org/wiki/Earth" text:style-name="Internet_20_link" text:visited-style-name="Visited_20_Internet_20_Link">Earth</text:a> are aligned. Such alignment coincides with a new moon (<text:a xlink:type="simple" xlink:href="https://en.wikipedia.org/wiki/Syzygy_(astronomy)" text:style-name="Internet_20_link" text:visited-style-name="Visited_20_Internet_20_Link">syzygy</text:a>) indicating the Moon is closest to the <text:a xlink:type="simple" xlink:href="https://en.wikipedia.org/wiki/Ecliptic" text:style-name="Internet_20_link" text:visited-style-name="Visited_20_Internet_20_Link">ecliptic plane</text:a>.<text:bookmark text:name="cite_ref-1"/><text:a xlink:type="simple" xlink:href="https://en.wikipedia.org/wiki/Solar_eclipse#cite_note-1" text:style-name="Internet_20_link" text:visited-style-name="Visited_20_Internet_20_Link">[1]</text:a> In a total <text:a xlink:type="simple" xlink:href="https://en.wikipedia.org/wiki/Eclipse" text:style-name="Internet_20_link" text:visited-style-name="Visited_20_Internet_20_Link">eclipse</text:a>, the disk of the Sun is fully obscured by the Moon. In <text:a xlink:type="simple" xlink:href="https://en.wikipedia.org/wiki/Solar_eclipse#Types" text:style-name="Internet_20_link" text:visited-style-name="Visited_20_Internet_20_Link">partial and annular eclipses</text:a>, only part of the Sun is obscured. </text:p>
      <text:p text:style-name="Text_20_body">If the Moon were in a perfectly circular orbit, a little closer to the Earth, and in the same <text:a xlink:type="simple" xlink:href="https://en.wikipedia.org/wiki/Ecliptic" text:style-name="Internet_20_link" text:visited-style-name="Visited_20_Internet_20_Link">orbital plane</text:a>, there would be total solar eclipses every new moon. However, since the Moon's orbit is <text:a xlink:type="simple" xlink:href="https://en.wikipedia.org/wiki/Inclination" text:style-name="Internet_20_link" text:visited-style-name="Visited_20_Internet_20_Link">tilted</text:a> at more than 5 degrees to the <text:a xlink:type="simple" xlink:href="https://en.wikipedia.org/wiki/Ecliptic" text:style-name="Internet_20_link" text:visited-style-name="Visited_20_Internet_20_Link">Earth's orbit around the Sun</text:a>, its shadow usually misses Earth. A solar eclipse can only occur when the Moon is close enough to the <text:a xlink:type="simple" xlink:href="https://en.wikipedia.org/wiki/Ecliptic" text:style-name="Internet_20_link" text:visited-style-name="Visited_20_Internet_20_Link">ecliptic plane</text:a> during a <text:a xlink:type="simple" xlink:href="https://en.wikipedia.org/wiki/New_moon" text:style-name="Internet_20_link" text:visited-style-name="Visited_20_Internet_20_Link">new moon</text:a>. Special conditions must occur for the two events to coincide because the Moon's orbit crosses the ecliptic at its <text:a xlink:type="simple" xlink:href="https://en.wikipedia.org/wiki/Orbital_node" text:style-name="Internet_20_link" text:visited-style-name="Visited_20_Internet_20_Link">orbital nodes</text:a> twice every <text:a xlink:type="simple" xlink:href="https://en.wikipedia.org/wiki/Draconic_month" text:style-name="Internet_20_link" text:visited-style-name="Visited_20_Internet_20_Link">draconic month</text:a> (27.212220 days) while a new moon occurs one every <text:a xlink:type="simple" xlink:href="https://en.wikipedia.org/wiki/Synodic_month" text:style-name="Internet_20_link" text:visited-style-name="Visited_20_Internet_20_Link">synodic month</text:a> (29.530587981 days). Solar (and lunar) eclipses therefore happen only during <text:a xlink:type="simple" xlink:href="https://en.wikipedia.org/wiki/Eclipse_season" text:style-name="Internet_20_link" text:visited-style-name="Visited_20_Internet_20_Link">eclipse seasons</text:a> resulting in at least two, and up to five, solar eclipses each year; no more than two of which can be total eclipses.<text:bookmark text:name="cite_ref-totality_2-0"/><text:a xlink:type="simple" xlink:href="https://en.wikipedia.org/wiki/Solar_eclipse#cite_note-totality-2" text:style-name="Internet_20_link" text:visited-style-name="Visited_20_Internet_20_Link">[2]</text:a><text:bookmark text:name="cite_ref-3"/><text:a xlink:type="simple" xlink:href="https://en.wikipedia.org/wiki/Solar_eclipse#cite_note-3" text:style-name="Internet_20_link" text:visited-style-name="Visited_20_Internet_20_Link">[3]</text:a> </text:p>
      <text:p text:style-name="Text_20_body">Total eclipses are rare because the timing of the <text:a xlink:type="simple" xlink:href="https://en.wikipedia.org/wiki/New_moon" text:style-name="Internet_20_link" text:visited-style-name="Visited_20_Internet_20_Link">new moon</text:a> within the <text:a xlink:type="simple" xlink:href="https://en.wikipedia.org/wiki/Eclipse_season" text:style-name="Internet_20_link" text:visited-style-name="Visited_20_Internet_20_Link">eclipse season</text:a> needs to be more exact for an alignment between the observer (on Earth) and the centers of the <text:a xlink:type="simple" xlink:href="https://en.wikipedia.org/wiki/Sun" text:style-name="Internet_20_link" text:visited-style-name="Visited_20_Internet_20_Link">Sun</text:a> and <text:a xlink:type="simple" xlink:href="https://en.wikipedia.org/wiki/Moon" text:style-name="Internet_20_link" text:visited-style-name="Visited_20_Internet_20_Link">Moon</text:a>. In addition, the elliptical orbit of the <text:a xlink:type="simple" xlink:href="https://en.wikipedia.org/wiki/Moon" text:style-name="Internet_20_link" text:visited-style-name="Visited_20_Internet_20_Link">Moon</text:a> often takes it far enough away from <text:a xlink:type="simple" xlink:href="https://en.wikipedia.org/wiki/Earth" text:style-name="Internet_20_link" text:visited-style-name="Visited_20_Internet_20_Link">Earth</text:a> that its <text:a xlink:type="simple" xlink:href="https://en.wikipedia.org/wiki/Apparent_size" text:style-name="Internet_20_link" text:visited-style-name="Visited_20_Internet_20_Link">apparent size</text:a> is not large enough to block the <text:a xlink:type="simple" xlink:href="https://en.wikipedia.org/wiki/Sun" text:style-name="Internet_20_link" text:visited-style-name="Visited_20_Internet_20_Link">Sun</text:a> entirely. Total solar eclipses are rare at any particular location because totality exists only along a narrow path on the Earth's surface traced by the Moon's full shadow or <text:a xlink:type="simple" xlink:href="https://en.wikipedia.org/wiki/Umbra" text:style-name="Internet_20_link" text:visited-style-name="Visited_20_Internet_20_Link">umbra</text:a>. </text:p>
      <text:p text:style-name="Text_20_body">An eclipse is a <text:a xlink:type="simple" xlink:href="https://en.wikipedia.org/wiki/List_of_natural_phenomena" text:style-name="Internet_20_link" text:visited-style-name="Visited_20_Internet_20_Link">natural phenomenon</text:a>. However, in some ancient and modern cultures, solar eclipses were attributed to <text:a xlink:type="simple" xlink:href="https://en.wikipedia.org/wiki/Supernatural" text:style-name="Internet_20_link" text:visited-style-name="Visited_20_Internet_20_Link">supernatural</text:a> causes or regarded as bad <text:a xlink:type="simple" xlink:href="https://en.wikipedia.org/wiki/Omen" text:style-name="Internet_20_link" text:visited-style-name="Visited_20_Internet_20_Link">omens</text:a>. A total solar eclipse can be frightening to people who are unaware of its <text:a xlink:type="simple" xlink:href="https://en.wikipedia.org/wiki/Astronomy" text:style-name="Internet_20_link" text:visited-style-name="Visited_20_Internet_20_Link">astronomical</text:a> explanation, as the Sun seems to disappear during the day and the sky darkens in a matter of minutes. </text:p>
      <text:p text:style-name="Text_20_body">Since <text:a xlink:type="simple" xlink:href="https://en.wikipedia.org/wiki/Sungazing" text:style-name="Internet_20_link" text:visited-style-name="Visited_20_Internet_20_Link">looking directly at the Sun</text:a> can lead to permanent eye damage or blindness, special eye protection or indirect viewing techniques are used when viewing a solar eclipse. It is technically safe to view only the total phase of a total solar eclipse with the unaided eye and without protection; however, this is a dangerous practice, as most people are not trained to recognize the phases of an eclipse, which can span over two hours while the total phase can only last a maximum of 7.5 minutes for any one location. People referred to as <text:a xlink:type="simple" xlink:href="https://en.wikipedia.org/wiki/Eclipse_chasers" text:style-name="Internet_20_link" text:visited-style-name="Visited_20_Internet_20_Link"><text:span text:style-name="T2">eclipse chasers</text:span></text:a> or <text:span text:style-name="T2">umbraphiles</text:span> will travel to remote locations to observe or witness predicted central solar eclipses.<text:bookmark text:name="cite_ref-4"/><text:a xlink:type="simple" xlink:href="https://en.wikipedia.org/wiki/Solar_eclipse#cite_note-4" text:style-name="Internet_20_link" text:visited-style-name="Visited_20_Internet_20_Link">[4]</text:a><text:bookmark text:name="cite_ref-5"/><text:a xlink:type="simple" xlink:href="https://en.wikipedia.org/wiki/Solar_eclipse#cite_note-5" text:style-name="Internet_20_link" text:visited-style-name="Visited_20_Internet_20_Link">[5]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41:01.000038673</meta:creation-date>
    <dc:date>2020-02-18T17:47:30.446693180</dc:date>
    <meta:editing-duration>PT6M30S</meta:editing-duration>
    <meta:editing-cycles>1</meta:editing-cycles>
    <meta:document-statistic meta:table-count="0" meta:image-count="0" meta:object-count="0" meta:page-count="1" meta:paragraph-count="6" meta:word-count="491" meta:character-count="2821" meta:non-whitespace-character-count="2331"/>
    <meta:generator>LibreOffice/5.1.6.2$Linux_X86_64 LibreOffice_project/10m0$Build-2</meta:generator>
  </office:meta>
</office:document-meta>
</file>